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418.3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369.75pt"/>
    </style:style>
    <style:style style:name="co8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8" table:default-cell-style-name="ce21"/>
        <table:table-column table:style-name="co2" table:number-columns-repeated="6" table:default-cell-style-name="Default"/>
        <table:table-row table:style-name="ro1">
          <table:table-cell table:style-name="ce19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far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2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Build operation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findin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updating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Allied goals and sn’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woo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gol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tone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6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berrie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heep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farm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ing footprint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Tile obstructions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7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Military manag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cout controll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all building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Auto eco techs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Gather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Farm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20" office:value-type="string" calcext:value-type="string">
            <text:p>Build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Attack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Heal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Diplomacy manag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Walling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eam id and communication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Strategie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update gatherer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production building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Hunter contr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AOC 1.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ater ma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mods</text:p>
          </table:table-cell>
          <table:table-cell table:number-columns-repeated="6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am" table:style-name="ta1">
        <table:table-column table:style-name="co3" table:default-cell-style-name="ce18"/>
        <table:table-column table:style-name="co4" table:default-cell-style-name="ce18"/>
        <table:table-column table:style-name="co2" table:number-columns-repeated="1022" table:default-cell-style-name="ce18"/>
        <table:table-row table:style-name="ro1">
          <table:table-cell table:style-name="ce17" office:value-type="string" calcext:value-type="string">
            <text:p>Sn</text:p>
          </table:table-cell>
          <table:table-cell table:style-name="ce17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5" table:number-columns-repeated="20" table:default-cell-style-name="ce23"/>
        <table:table-column table:style-name="co2" table:number-columns-repeated="1004" table:default-cell-style-name="ce23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6" table:default-cell-style-name="Default"/>
        <table:table-row table:style-name="ro1">
          <table:table-cell office:value-type="string" calcext:value-type="string">
            <text:p>cliff objects are object IDs 264-272, need up-point-cont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7:04:51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1-09T17:30:56.108000000</dc:date>
    <meta:editing-duration>P1DT15H13M51S</meta:editing-duration>
    <meta:editing-cycles>64</meta:editing-cycles>
    <meta:generator>LibreOffice/6.0.3.2$Windows_X86_64 LibreOffice_project/8f48d515416608e3a835360314dac7e47fd0b821</meta:generator>
    <meta:document-statistic meta:table-count="4" meta:cell-count="320" meta:object-count="0"/>
  </office:meta>
</office:document-meta>
</file>